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94d9" officeooo:paragraph-rsid="000c94d9"/>
    </style:style>
    <style:style style:name="P2" style:family="paragraph">
      <loext:graphic-properties draw:fill-color="#eeeeee"/>
    </style:style>
    <style:style style:name="P3" style:family="paragraph">
      <loext:graphic-properties draw:fill="none" draw:fill-color="#ffffff"/>
    </style:style>
    <style:style style:name="P4" style:family="paragraph">
      <style:paragraph-properties fo:text-align="center"/>
    </style:style>
    <style:style style:name="P5" style:family="paragraph" style:parent-style-name="Standard">
      <style:text-properties officeooo:rsid="00104f89" officeooo:paragraph-rsid="00104f89"/>
    </style:style>
    <style:style style:name="P6" style:family="paragraph">
      <loext:graphic-properties draw:fill-color="#ffffff"/>
    </style:style>
    <style:style style:name="P7" style:family="paragraph" style:parent-style-name="Standard">
      <style:text-properties officeooo:rsid="00124b1f" officeooo:paragraph-rsid="00104f89"/>
    </style:style>
    <style:style style:name="P8" style:family="paragraph">
      <loext:graphic-properties draw:fill="none" draw:fill-color="#ffffff"/>
      <style:text-properties fo:font-size="12pt"/>
    </style:style>
    <style:style style:name="T1" style:family="text">
      <style:text-properties officeooo:rsid="00104f89"/>
    </style:style>
    <style:style style:name="T2" style:family="text">
      <style:text-properties fo:color="#c9211e" loext:opacity="100%" fo:background-color="#ffff00" loext:char-shading-value="0"/>
    </style:style>
    <style:style style:name="T3" style:family="text">
      <style:text-properties officeooo:rsid="00124b1f"/>
    </style:style>
    <style:style style:name="T4" style:family="text">
      <style:text-properties fo:font-size="12pt"/>
    </style:style>
    <style:style style:name="gr1" style:family="graphic">
      <style:graphic-properties draw:fill-color="#eeeeee" draw:textarea-horizontal-align="justify" draw:textarea-vertical-align="middle" draw:auto-grow-height="false" fo:min-height="2.752cm" fo:min-width="13.414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746cm" fo:min-width="1.50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762cm" fo:min-width="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eeeeee" draw:textarea-horizontal-align="justify" draw:textarea-vertical-align="middle" draw:auto-grow-height="false" fo:min-height="3.87cm" fo:min-width="13.025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auto-grow-height="false" fo:min-height="1.762cm" fo:min-width="1.762cm"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auto-grow-height="false" fo:min-height="0.573cm" fo:min-width="0.848cm"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auto-grow-height="false" fo:min-height="0.582cm" fo:min-width="0.958cm" fo:wrap-option="wrap"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182cm" fo:min-width="1.034cm"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fill="none" draw:fill-color="#ffffff" fo:min-height="2.92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textarea-horizontal-align="justify" draw:textarea-vertical-align="middle" draw:auto-grow-height="false" fo:min-height="2.487cm" fo:min-width="7.43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1.877cm" fo:min-width="0.635cm"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2.464cm" fo:min-width="3.838cm"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7.911cm" fo:min-width="4.63cm"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1.111cm" fo:min-width="0.346cm"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1.358cm" fo:min-width="0.815cm"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fo:min-height="4.447cm" fo:min-width="0.57cm"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503cm" fo:min-width="17.277cm"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3.175cm" fo:min-width="0.557cm"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332cm" fo:min-width="2.455cm" loext:decorative="false"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318cm" fo:min-width="2.293cm" loext:decorative="false"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0.318cm" fo:min-width="1.228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agent AI, lecteur de documents PDF, c’est deux étapes :</text:p>
      <text:p text:style-name="P1"><draw:custom-shape text:anchor-type="paragraph" draw:z-index="0" draw:name="Forme 1" draw:style-name="gr1" draw:text-style-name="P2" svg:width="13.415cm" svg:height="2.752cm" svg:x="2.626cm" svg:y="1.662cm"><text:p/><draw:enhanced-geometry svg:viewBox="0 0 21600 21600" draw:type="rectangle" draw:enhanced-path="M 0 0 L 21600 0 21600 21600 0 21600 0 0 Z N"/></draw:custom-shape><draw:custom-shape text:anchor-type="paragraph" draw:z-index="1" draw:name="Forme 3" draw:style-name="gr2" svg:width="1.509cm" svg:height="1.747cm" svg:x="13.025cm" svg:y="2.085cm"><text:p>PDF6</text:p><draw:enhanced-geometry svg:viewBox="0 0 21600 21600" draw:type="rectangle" draw:enhanced-path="M 0 0 L 21600 0 21600 21600 0 21600 0 0 Z N"/></draw:custom-shape><draw:custom-shape text:anchor-type="paragraph" draw:z-index="2" draw:name="Forme 4" draw:style-name="gr2" svg:width="1.509cm" svg:height="1.747cm" svg:x="10.881cm" svg:y="2.006cm"><text:p>PDF5</text:p><draw:enhanced-geometry svg:viewBox="0 0 21600 21600" draw:type="rectangle" draw:enhanced-path="M 0 0 L 21600 0 21600 21600 0 21600 0 0 Z N"/></draw:custom-shape><draw:custom-shape text:anchor-type="paragraph" draw:z-index="3" draw:name="Forme 5" draw:style-name="gr2" svg:width="1.509cm" svg:height="1.747cm" svg:x="9.003cm" svg:y="1.979cm"><text:p>PDF4</text:p><draw:enhanced-geometry svg:viewBox="0 0 21600 21600" draw:type="rectangle" draw:enhanced-path="M 0 0 L 21600 0 21600 21600 0 21600 0 0 Z N"/></draw:custom-shape><draw:custom-shape text:anchor-type="paragraph" draw:z-index="4" draw:name="Forme 6" draw:style-name="gr2" svg:width="1.509cm" svg:height="1.747cm" svg:x="2.944cm" svg:y="2.032cm"><text:p>PDF1</text:p><draw:enhanced-geometry svg:viewBox="0 0 21600 21600" draw:type="rectangle" draw:enhanced-path="M 0 0 L 21600 0 21600 21600 0 21600 0 0 Z N"/></draw:custom-shape><draw:custom-shape text:anchor-type="paragraph" draw:z-index="5" draw:name="Forme 7" draw:style-name="gr3" svg:width="1.763cm" svg:height="1.763cm" svg:x="4.708cm" svg:y="2.006cm"><text:p>PDF2</text:p><draw:enhanced-geometry svg:viewBox="0 0 21600 21600" draw:type="rectangle" draw:enhanced-path="M 0 0 L 21600 0 21600 21600 0 21600 0 0 Z N"/></draw:custom-shape><draw:custom-shape text:anchor-type="paragraph" draw:z-index="6" draw:name="Forme 8" draw:style-name="gr3" svg:width="1.763cm" svg:height="1.763cm" svg:x="6.877cm" svg:y="1.997cm"><text:p>PDF3</text:p><draw:enhanced-geometry svg:viewBox="0 0 21600 21600" draw:type="rectangle" draw:enhanced-path="M 0 0 L 21600 0 21600 21600 0 21600 0 0 Z N"/></draw:custom-shape><draw:frame text:anchor-type="paragraph" draw:z-index="7" draw:name="Cadre de texte 1" draw:style-name="gr4" draw:text-style-name="P3" svg:width="1.763cm" svg:height="1.763cm" svg:x="-0.452cm" svg:y="2.129cm"><draw:text-box><text:p>Database de PDF</text:p></draw:text-box></draw:frame><draw:custom-shape text:anchor-type="paragraph" draw:z-index="8" draw:name="Forme 2" draw:style-name="gr5" draw:text-style-name="P2" svg:width="13.442cm" svg:height="4.287cm" svg:x="2.706cm" svg:y="5.8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9" draw:name="Forme 9" draw:style-name="gr6" svg:width="1.763cm" svg:height="1.763cm" svg:x="9.285cm" svg:y="6.30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0" draw:name="Forme 10" draw:style-name="gr7" svg:width="1.763cm" svg:height="1.763cm" svg:x="8.015cm" svg:y="8.294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1" draw:name="Forme 11" draw:style-name="gr7" svg:width="1.763cm" svg:height="1.763cm" svg:x="4.972cm" svg:y="8.41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2" draw:name="Forme 12" draw:style-name="gr7" svg:width="1.763cm" svg:height="1.763cm" svg:x="6.269cm" svg:y="6.33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3" draw:name="Forme 13" draw:style-name="gr8" svg:width="1.985cm" svg:height="1.8cm" svg:x="11.649cm" svg:y="6.84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4" draw:name="Forme 14" draw:style-name="gr7" svg:width="1.763cm" svg:height="1.763cm" svg:x="3.358cm" svg:y="6.30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5" draw:name="Forme 15" draw:style-name="gr7" svg:width="1.763cm" svg:height="1.763cm" svg:x="10.158cm" svg:y="8.41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6" draw:name="Forme 16" draw:style-name="gr9" svg:width="2.065cm" svg:height="1.35cm" svg:x="8.024cm" svg:y="4.4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frame text:anchor-type="paragraph" draw:z-index="17" draw:name="Cadre de texte 2" draw:style-name="gr10" draw:text-style-name="P3" svg:width="5.301cm" svg:height="2.924cm" svg:x="10.343cm" svg:y="4.59cm"><draw:text-box><text:p>Division en Chunks (morceaux de texte)</text:p></draw:text-box></draw:frame><draw:frame text:anchor-type="paragraph" draw:z-index="18" draw:name="Cadre de texte 3" draw:style-name="gr4" draw:text-style-name="P3" svg:width="1.763cm" svg:height="1.763cm" svg:x="-0.425cm" svg:y="7.262cm"><draw:text-box><text:p>CHUNKS</text:p></draw:text-box></draw:frame><draw:custom-shape text:anchor-type="paragraph" draw:z-index="19" draw:name="Forme 17" draw:style-name="gr11" svg:width="7.436cm" svg:height="2.488cm" svg:x="5.801cm" svg:y="12.324cm"><text:p text:style-name="P4">EMBEDDING</text:p><draw:enhanced-geometry svg:viewBox="0 0 21600 21600" draw:type="rectangle" draw:enhanced-path="M 0 0 L 21600 0 21600 21600 0 21600 0 0 Z N"/></draw:custom-shape><draw:custom-shape text:anchor-type="paragraph" draw:z-index="20" draw:name="Forme 18" draw:style-name="gr12" svg:width="1.271cm" svg:height="2.144cm" svg:x="8.765cm" svg:y="10.1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custom-shape text:anchor-type="paragraph" draw:z-index="21" draw:name="Forme 19" draw:style-name="gr13" svg:width="3.837cm" svg:height="3.943cm" svg:x="7.733cm" svg:y="16.9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position-x="?f7" draw:handle-position-y="$0" draw:handle-range-y-minimum="0" draw:handle-range-y-maximum="10800"/></draw:enhanced-geometry></draw:custom-shape><draw:custom-shape text:anchor-type="paragraph" draw:z-index="22" draw:name="Forme 20" draw:style-name="gr12" svg:width="1.271cm" svg:height="2.144cm" svg:x="8.738cm" svg:y="14.8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frame text:anchor-type="paragraph" draw:z-index="23" draw:name="Cadre de texte 4" draw:style-name="gr4" draw:text-style-name="P3" svg:width="1.763cm" svg:height="1.763cm" svg:x="5.184cm" svg:y="17.819cm"><draw:text-box><text:p>Vector Database </text:p></draw:text-box></draw:frame>_ <text:span text:style-name="T1">phase 1 : </text:span><text:span text:style-name="T2">INGESTION</text:span>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44" draw:name="Cadre de texte 9" draw:style-name="gr4" draw:text-style-name="P3" svg:width="1.763cm" svg:height="1.95cm" svg:x="15.9cm" svg:y="5.124cm"><draw:text-box><text:p>What is the closest chunk ?</text:p></draw:text-box></draw:frame></text:p>
      <text:p text:style-name="P5"><draw:custom-shape text:anchor-type="paragraph" draw:z-index="26" draw:name="Forme 23" draw:style-name="gr14" draw:text-style-name="P6" svg:width="4.631cm" svg:height="7.912cm" svg:x="9.32cm" svg:y="0.152cm"><text:p/><draw:enhanced-geometry svg:viewBox="0 0 21600 21600" draw:type="rectangle" draw:enhanced-path="M 0 0 L 21600 0 21600 21600 0 21600 0 0 Z N"/></draw:custom-shape><draw:custom-shape text:anchor-type="paragraph" draw:z-index="35" draw:name="Forme 32" draw:style-name="gr7" svg:width="1.763cm" svg:height="1.763cm" svg:x="9.999cm" svg:y="0.328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frame text:anchor-type="paragraph" draw:z-index="43" draw:name="Cadre de texte 8" draw:style-name="gr4" draw:text-style-name="P3" svg:width="1.763cm" svg:height="1.763cm" svg:x="15.866cm" svg:y="0.127cm"><draw:text-box><text:p>Prompt</text:p></draw:text-box></draw:frame><text:soft-page-break/>_phase 2 : <text:span text:style-name="T3">QUERY :</text:span></text:p>
      <text:p text:style-name="P7"><draw:custom-shape text:anchor-type="paragraph" draw:z-index="39" draw:name="Forme 36" draw:style-name="gr15" svg:width="0.689cm" svg:height="1.271cm" svg:x="16.226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frame text:anchor-type="paragraph" draw:z-index="42" draw:name="Cadre de texte 7" draw:style-name="gr4" draw:text-style-name="P3" svg:width="1.763cm" svg:height="1.763cm" svg:x="4.39cm" svg:y="0.381cm"><draw:text-box><text:p>Vector Database</text:p></draw:text-box></draw:frame><draw:frame text:anchor-type="paragraph" draw:z-index="45" draw:name="Cadre de texte 10" draw:style-name="gr4" draw:text-style-name="P3" svg:width="1.763cm" svg:height="1.95cm" svg:x="6.824cm" svg:y="0.302cm"><draw:text-box><text:p>What is the closest chunk ?</text:p></draw:text-box></draw:frame></text:p>
      <text:p text:style-name="P7"><draw:frame text:anchor-type="paragraph" draw:z-index="40" draw:name="Cadre de texte 5" draw:style-name="gr4" draw:text-style-name="P3" svg:width="1.763cm" svg:height="1.763cm" svg:x="-0.637cm" svg:y="0.148cm"><draw:text-box><text:p>USER</text:p></draw:text-box></draw:frame></text:p>
      <text:p text:style-name="P7"><draw:custom-shape text:anchor-type="paragraph" draw:z-index="24" draw:name="Forme 21" draw:style-name="gr3" svg:width="1.763cm" svg:height="1.763cm" svg:x="-0.822cm" svg:y="0.47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position-x="10800" draw:handle-position-y="$0" draw:handle-range-y-minimum="14510" draw:handle-range-y-maximum="18520"/></draw:enhanced-geometry></draw:custom-shape><draw:custom-shape text:anchor-type="paragraph" draw:z-index="25" draw:name="Forme 22" draw:style-name="gr3" svg:width="1.763cm" svg:height="1.763cm" svg:x="4.39cm" svg:y="0.40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8" draw:name="Forme 25" draw:style-name="gr16" svg:width="2.012cm" svg:height="3.361cm" svg:x="15.617cm" svg:y="0.279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29" draw:name="Forme 26" draw:style-name="gr17" svg:width="1.138cm" svg:height="5.081cm" svg:x="-0.496cm" svg:y="2.4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custom-shape text:anchor-type="paragraph" draw:z-index="30" draw:name="Forme 27" draw:style-name="gr18" svg:width="17.278cm" svg:height="0.503cm" svg:x="-0.178cm" svg:y="7.052cm"><text:p/><draw:enhanced-geometry svg:viewBox="0 0 21600 21600" draw:type="rectangle" draw:enhanced-path="M 0 0 L 21600 0 21600 21600 0 21600 0 0 Z N"/></draw:custom-shape><draw:custom-shape text:anchor-type="paragraph" draw:z-index="31" draw:name="Forme 28" draw:style-name="gr19" svg:width="0.558cm" svg:height="3.176cm" svg:x="16.544cm" svg:y="3.877cm"><text:p/><draw:enhanced-geometry svg:viewBox="0 0 21600 21600" draw:type="rectangle" draw:enhanced-path="M 0 0 L 21600 0 21600 21600 0 21600 0 0 Z N"/></draw:custom-shape><draw:custom-shape text:anchor-type="paragraph" draw:z-index="34" draw:name="Forme 31" draw:style-name="gr7" svg:width="1.763cm" svg:height="1.763cm" svg:x="9.47cm" svg:y="1.222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33" draw:name="Forme 30" draw:style-name="gr7" svg:width="1.763cm" svg:height="1.763cm" svg:x="11.746cm" svg:y="0.82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32" draw:name="Forme 29" draw:style-name="gr7" svg:width="1.763cm" svg:height="1.763cm" svg:x="9.735cm" svg:y="3.551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27" draw:name="Forme 24" draw:style-name="gr6" svg:width="1.763cm" svg:height="1.763cm" svg:x="11.772cm" svg:y="3.65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36" draw:name="Forme 33" draw:style-name="gr20" svg:width="2.805cm" svg:height="0.662cm" svg:x="1.304cm" svg:y="1.0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text:anchor-type="paragraph" draw:z-index="37" draw:name="Forme 34" draw:style-name="gr21" svg:width="2.62cm" svg:height="0.636cm" svg:x="6.463cm" svg:y="1.1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text:anchor-type="paragraph" draw:z-index="38" draw:name="Forme 35" draw:style-name="gr22" svg:width="1.403cm" svg:height="0.636cm" svg:x="14.215cm" svg:y="1.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frame text:anchor-type="paragraph" draw:z-index="41" draw:name="Cadre de texte 6" draw:style-name="gr4" draw:text-style-name="P3" svg:width="1.763cm" svg:height="1.763cm" svg:x="1.983cm" svg:y="0.402cm"><draw:text-box><text:p>Query</text:p></draw:text-box></draw:frame><draw:frame text:anchor-type="paragraph" draw:z-index="46" draw:name="Cadre de texte 11" draw:style-name="gr4" draw:text-style-name="P8" svg:width="1.763cm" svg:height="1.763cm" svg:x="17.231cm" svg:y="4.503cm"><draw:text-box><text:p><text:span text:style-name="T4">LLM</text:span></text:p></draw:text-box></draw:frame><draw:frame text:anchor-type="paragraph" draw:z-index="47" draw:name="Cadre de texte 12" draw:style-name="gr4" draw:text-style-name="P3" svg:width="1.763cm" svg:height="1.763cm" svg:x="5.369cm" svg:y="7.793cm"><draw:text-box><text:p>Answer</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94d9" officeooo:paragraph-rsid="000c94d9"/>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Langchain et Agents AI, prise de note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21:58:28.257618500</meta:creation-date>
    <dc:date>2025-02-10T22:15:33.600743400</dc:date>
    <meta:editing-duration>PT17M4S</meta:editing-duration>
    <meta:editing-cycles>6</meta:editing-cycles>
    <meta:generator>LibreOffice/25.2.0.3$Windows_X86_64 LibreOffice_project/e1cf4a87eb02d755bce1a01209907ea5ddc8f069</meta:generator>
    <meta:document-statistic meta:table-count="0" meta:image-count="0" meta:object-count="0" meta:page-count="2" meta:paragraph-count="4" meta:word-count="29" meta:character-count="138" meta:non-whitespace-character-count="112"/>
  </office:meta>
</office:document-meta>
</file>